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"/>
    <style:font-face style:name="Droid Sans Mono1" svg:font-family="'Droid Sans Mono', monospace, monospac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B" style:family="table-column">
      <style:table-column-properties style:column-width="11.333cm" style:rel-column-width="43690*"/>
    </style:style>
    <style:style style:name="Tabla1.1" style:family="table-row">
      <style:table-row-properties style:min-row-height="2.205cm"/>
    </style:style>
    <style:style style:name="Tabla1.A1" style:family="table-cell">
      <style:table-cell-properties style:border-line-width-left="0.026cm 0.004cm 0.053cm" style:border-line-width-top="0.026cm 0.004cm 0.053cm" fo:padding="0.049cm" fo:border-left="0.05pt double #000000" fo:border-right="none" fo:border-top="0.05pt double #000000" fo:border-bottom="0.05pt solid #000000" style:writing-mode="page"/>
    </style:style>
    <style:style style:name="Tabla1.B1" style:family="table-cell">
      <style:table-cell-properties style:border-line-width-left="0.026cm 0.004cm 0.053cm" style:border-line-width-right="0.026cm 0.004cm 0.053cm" style:border-line-width-top="0.026cm 0.004cm 0.053cm" fo:padding="0.049cm" fo:border-left="0.05pt double #000000" fo:border-right="0.05pt double #000000" fo:border-top="0.05pt double #000000" fo:border-bottom="0.05pt solid #000000" style:writing-mode="page"/>
    </style:style>
    <style:style style:name="Tabla1.2" style:family="table-row">
      <style:table-row-properties style:min-row-height="3.903cm"/>
    </style:style>
    <style:style style:name="Tabla1.A2" style:family="table-cell">
      <style:table-cell-properties style:border-line-width-left="0.026cm 0.004cm 0.053cm" fo:padding="0.049cm" fo:border-left="0.05pt double #000000" fo:border-right="none" fo:border-top="none" fo:border-bottom="0.05pt solid #000000" style:writing-mode="page"/>
    </style:style>
    <style:style style:name="Tabla1.B2" style:family="table-cell">
      <style:table-cell-properties style:border-line-width-left="0.026cm 0.004cm 0.053cm" style:border-line-width-right="0.026cm 0.004cm 0.053cm" fo:padding="0.049cm" fo:border-left="0.05pt double #000000" fo:border-right="0.05pt double #000000" fo:border-top="none" fo:border-bottom="0.05pt solid #000000" style:writing-mode="page"/>
    </style:style>
    <style:style style:name="Tabla1.3" style:family="table-row">
      <style:table-row-properties style:min-row-height="3.087cm"/>
    </style:style>
    <style:style style:name="Tabla1.4" style:family="table-row">
      <style:table-row-properties style:min-row-height="6.107cm"/>
    </style:style>
    <style:style style:name="Tabla1.A4" style:family="table-cell">
      <style:table-cell-properties style:border-line-width-left="0.026cm 0.004cm 0.053cm" style:border-line-width-bottom="0.026cm 0.004cm 0.053cm" fo:padding="0.049cm" fo:border-left="0.05pt double #000000" fo:border-right="none" fo:border-top="none" fo:border-bottom="0.05pt double #000000" style:writing-mode="page"/>
    </style:style>
    <style:style style:name="Tabla1.B4" style:family="table-cell">
      <style:table-cell-properties style:border-line-width-left="0.026cm 0.004cm 0.053cm" style:border-line-width-right="0.026cm 0.004cm 0.053cm" style:border-line-width-bottom="0.026cm 0.004cm 0.053cm" fo:padding="0.049cm" fo:border-left="0.05pt double #000000" fo:border-right="0.05pt double #000000" fo:border-top="none" fo:border-bottom="0.05pt double #000000" style:writing-mode="page"/>
    </style:style>
    <style:style style:name="Tabla2" style:family="table" style:master-page-name="">
      <style:table-properties style:width="17cm" style:page-number="auto" fo:break-before="auto" fo:break-after="auto" table:align="left" fo:keep-with-next="auto"/>
    </style:style>
    <style:style style:name="Tabla2.A" style:family="table-column">
      <style:table-column-properties style:column-width="3.992cm"/>
    </style:style>
    <style:style style:name="Tabla2.B" style:family="table-column">
      <style:table-column-properties style:column-width="5.519cm"/>
    </style:style>
    <style:style style:name="Tabla2.C" style:family="table-column">
      <style:table-column-properties style:column-width="7.489cm"/>
    </style:style>
    <style:style style:name="Tabla2.A1" style:family="table-cell">
      <style:table-cell-properties style:vertical-align="middle" fo:padding-left="0.318cm" fo:padding-right="0.318cm" fo:padding-top="0.212cm" fo:padding-bottom="0.212cm" fo:border="0.05pt solid #000000"/>
    </style:style>
    <style:style style:name="P1" style:family="paragraph" style:parent-style-name="Text_20_body">
      <style:text-properties officeooo:rsid="000a3d84" officeooo:paragraph-rsid="000a3d84"/>
    </style:style>
    <style:style style:name="P2" style:family="paragraph" style:parent-style-name="Title">
      <style:text-properties officeooo:rsid="000a3d84" officeooo:paragraph-rsid="000a3d84"/>
    </style:style>
    <style:style style:name="P3" style:family="paragraph" style:parent-style-name="Heading_20_1">
      <style:paragraph-properties fo:text-align="justify" style:justify-single-word="false"/>
      <style:text-properties officeooo:paragraph-rsid="003e993f"/>
    </style:style>
    <style:style style:name="P4" style:family="paragraph" style:parent-style-name="Heading_20_2">
      <style:paragraph-properties fo:margin-left="0cm" fo:margin-right="0cm" fo:margin-top="0cm" fo:margin-bottom="0.499cm" style:contextual-spacing="false" fo:text-indent="0cm" style:auto-text-indent="false"/>
      <style:text-properties officeooo:paragraph-rsid="00402a6d"/>
    </style:style>
    <style:style style:name="P5" style:family="paragraph" style:parent-style-name="Heading_20_2">
      <style:paragraph-properties fo:text-align="justify" style:justify-single-word="false"/>
      <style:text-properties officeooo:paragraph-rsid="0041abb9"/>
    </style:style>
    <style:style style:name="P6" style:family="paragraph" style:parent-style-name="Heading_20_3">
      <style:paragraph-properties fo:text-align="justify" style:justify-single-word="false"/>
      <style:text-properties officeooo:paragraph-rsid="003e993f"/>
    </style:style>
    <style:style style:name="P7" style:family="paragraph" style:parent-style-name="Preformatted_20_Text">
      <style:paragraph-properties fo:margin-left="1.251cm" fo:margin-right="0cm" fo:text-indent="0cm" style:auto-text-indent="false"/>
    </style:style>
    <style:style style:name="P8" style:family="paragraph" style:parent-style-name="Preformatted_20_Text">
      <style:paragraph-properties fo:margin-left="1.251cm" fo:margin-right="0cm" fo:margin-top="0cm" fo:margin-bottom="0.499cm" style:contextual-spacing="false" fo:text-indent="0cm" style:auto-text-indent="false"/>
    </style:style>
    <style:style style:name="P9" style:family="paragraph" style:parent-style-name="Preformatted_20_Text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1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11" style:family="paragraph" style:parent-style-name="Preformatted_20_Text" style:list-style-name="L28"/>
    <style:style style:name="P12" style:family="paragraph" style:parent-style-name="Table_20_Contents">
      <style:text-properties fo:font-weight="bold" officeooo:rsid="00367e5e" officeooo:paragraph-rsid="00367e5e" style:font-weight-asian="bold" style:font-weight-complex="bold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officeooo:paragraph-rsid="003e993f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/>
      <style:text-properties officeooo:paragraph-rsid="003e993f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style:font-name="Google Sans Text" fo:font-weight="bold" loext:padding="0cm" loext:border="none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style:font-name="Google Sans Text" loext:padding="0cm" loext:border="none"/>
    </style:style>
    <style:style style:name="P18" style:family="paragraph" style:parent-style-name="Text_20_body">
      <style:text-properties officeooo:paragraph-rsid="00367e5e"/>
    </style:style>
    <style:style style:name="P19" style:family="paragraph" style:parent-style-name="Text_20_body">
      <style:paragraph-properties fo:text-align="justify" style:justify-single-word="false"/>
      <style:text-properties officeooo:paragraph-rsid="00367e5e"/>
    </style:style>
    <style:style style:name="P20" style:family="paragraph" style:parent-style-name="Text_20_body">
      <style:paragraph-properties fo:text-align="justify" style:justify-single-word="false"/>
      <style:text-properties officeooo:paragraph-rsid="00386e36"/>
    </style:style>
    <style:style style:name="P21" style:family="paragraph" style:parent-style-name="Text_20_body">
      <style:paragraph-properties fo:text-align="justify" style:justify-single-word="false"/>
      <style:text-properties officeooo:paragraph-rsid="003a3cdf"/>
    </style:style>
    <style:style style:name="P22" style:family="paragraph" style:parent-style-name="Text_20_body">
      <style:paragraph-properties fo:text-align="justify" style:justify-single-word="false"/>
      <style:text-properties officeooo:paragraph-rsid="003b02e1"/>
    </style:style>
    <style:style style:name="P23" style:family="paragraph" style:parent-style-name="Text_20_body">
      <style:paragraph-properties fo:text-align="justify" style:justify-single-word="false"/>
      <style:text-properties officeooo:paragraph-rsid="003bf16d"/>
    </style:style>
    <style:style style:name="P24" style:family="paragraph" style:parent-style-name="Text_20_body">
      <style:paragraph-properties fo:text-align="justify" style:justify-single-word="false"/>
      <style:text-properties officeooo:paragraph-rsid="003cf478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>
      <style:paragraph-properties fo:text-align="justify" style:justify-single-word="false"/>
      <style:text-properties officeooo:paragraph-rsid="003e993f"/>
    </style:style>
    <style:style style:name="P27" style:family="paragraph" style:parent-style-name="Text_20_body" style:list-style-name="L13">
      <style:paragraph-properties fo:text-align="justify" style:justify-single-word="false"/>
    </style:style>
    <style:style style:name="P28" style:family="paragraph" style:parent-style-name="Text_20_body" style:list-style-name="L25">
      <style:paragraph-properties fo:text-align="justify" style:justify-single-word="false"/>
    </style:style>
    <style:style style:name="P29" style:family="paragraph" style:parent-style-name="Text_20_body">
      <style:paragraph-properties fo:text-align="justify" style:justify-single-word="false"/>
      <style:text-properties officeooo:paragraph-rsid="0041abb9"/>
    </style:style>
    <style:style style:name="P30" style:family="paragraph" style:parent-style-name="Text_20_body" style:list-style-name="L14"/>
    <style:style style:name="P31" style:family="paragraph" style:parent-style-name="Text_20_body" style:list-style-name="L23"/>
    <style:style style:name="P32" style:family="paragraph" style:parent-style-name="Text_20_body" style:list-style-name="L24"/>
    <style:style style:name="P33" style:family="paragraph" style:parent-style-name="Text_20_body" style:list-style-name="L26"/>
    <style:style style:name="P34" style:family="paragraph" style:parent-style-name="Text_20_body" style:list-style-name="L27"/>
    <style:style style:name="P35" style:family="paragraph" style:parent-style-name="Text_20_body" style:list-style-name="L28"/>
    <style:style style:name="P36" style:family="paragraph" style:parent-style-name="Text_20_body">
      <style:text-properties officeooo:paragraph-rsid="0041abb9"/>
    </style:style>
    <style:style style:name="T1" style:family="text">
      <style:text-properties style:font-name="Liberation Serif" fo:font-size="12pt" fo:font-weight="normal" officeooo:rsid="0031bfc7" style:font-size-asian="10.5pt" style:font-weight-asian="normal" style:font-size-complex="12pt" style:font-weight-complex="normal"/>
    </style:style>
    <style:style style:name="T2" style:family="text">
      <style:text-properties style:font-name="Liberation Serif" fo:font-size="12pt" fo:font-weight="normal" officeooo:rsid="00367e5e" style:font-size-asian="10.5pt" style:font-weight-asian="normal" style:font-size-complex="12pt" style:font-weight-complex="normal"/>
    </style:style>
    <style:style style:name="T3" style:family="text">
      <style:text-properties style:font-name="Liberation Serif" fo:font-size="12pt" fo:font-weight="normal" officeooo:rsid="0041abb9" style:font-size-asian="10.5pt" style:font-weight-asian="normal" style:font-size-complex="12pt" style:font-weight-complex="normal"/>
    </style:style>
    <style:style style:name="T4" style:family="text">
      <style:text-properties style:font-name="Liberation Serif" fo:font-size="12pt" fo:font-weight="normal" officeooo:rsid="00367e5e" style:font-name-asian="Noto Sans Mono CJK SC" style:font-size-asian="10.5pt" style:font-weight-asian="normal" style:font-name-complex="Liberation Mono" style:font-size-complex="12pt" style:font-weight-complex="normal"/>
    </style:style>
    <style:style style:name="T5" style:family="text">
      <style:text-properties fo:font-size="12pt" fo:font-weight="normal" officeooo:rsid="00367e5e" style:font-size-asian="10.5pt" style:font-weight-asian="normal" style:font-size-complex="12pt" style:font-weight-complex="normal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402a6d" style:font-weight-asian="bold" style:font-weight-complex="bold"/>
    </style:style>
    <style:style style:name="T9" style:family="text">
      <style:text-properties fo:font-weight="normal" officeooo:rsid="003cf478" style:font-weight-asian="normal" style:font-weight-complex="normal"/>
    </style:style>
    <style:style style:name="T10" style:family="text">
      <style:text-properties officeooo:rsid="00367e5e"/>
    </style:style>
    <style:style style:name="T11" style:family="text">
      <style:text-properties style:font-name="Liberation Sans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officeooo:rsid="00386e36"/>
    </style:style>
    <style:style style:name="T14" style:family="text">
      <style:text-properties style:font-name="Liberation Serif" officeooo:rsid="00386e36" style:font-name-asian="Noto Sans Mono CJK SC" style:font-name-complex="Liberation Mono"/>
    </style:style>
    <style:style style:name="T15" style:family="text">
      <style:text-properties style:font-name="Liberation Serif" officeooo:rsid="003a3cdf" style:font-name-asian="Noto Sans Mono CJK SC" style:font-name-complex="Liberation Mono"/>
    </style:style>
    <style:style style:name="T16" style:family="text">
      <style:text-properties style:font-name="Liberation Serif" officeooo:rsid="003b02e1" style:font-name-asian="Noto Sans Mono CJK SC" style:font-name-complex="Liberation Mono"/>
    </style:style>
    <style:style style:name="T17" style:family="text">
      <style:text-properties style:font-name="Liberation Serif" officeooo:rsid="003bf16d" style:font-name-asian="Noto Sans Mono CJK SC" style:font-name-complex="Liberation Mono"/>
    </style:style>
    <style:style style:name="T18" style:family="text">
      <style:text-properties style:font-name="Liberation Serif" officeooo:rsid="003cf478" style:font-name-asian="Noto Sans Mono CJK SC" style:font-name-complex="Liberation Mono"/>
    </style:style>
    <style:style style:name="T19" style:family="text">
      <style:text-properties style:font-name="Liberation Serif" officeooo:rsid="003a3cdf"/>
    </style:style>
    <style:style style:name="T20" style:family="text">
      <style:text-properties style:font-name="Liberation Serif" fo:font-weight="bold" officeooo:rsid="003cf478" style:font-name-asian="Noto Sans Mono CJK SC" style:font-name-complex="Liberation Mono"/>
    </style:style>
    <style:style style:name="T21" style:family="text">
      <style:text-properties style:font-name="Liberation Serif" fo:font-weight="bold" officeooo:rsid="003cf478" style:font-name-asian="Noto Sans Mono CJK SC" style:font-weight-asian="bold" style:font-name-complex="Liberation Mono" style:font-weight-complex="bold"/>
    </style:style>
    <style:style style:name="T22" style:family="text">
      <style:text-properties style:font-name="Liberation Serif" fo:font-weight="bold" officeooo:rsid="00406a3f"/>
    </style:style>
    <style:style style:name="T23" style:family="text">
      <style:text-properties style:font-name="Liberation Serif" fo:font-style="italic" officeooo:rsid="003cf478" style:font-name-asian="Noto Sans Mono CJK SC" style:font-style-asian="italic" style:font-name-complex="Liberation Mono" style:font-style-complex="italic"/>
    </style:style>
    <style:style style:name="T24" style:family="text">
      <style:text-properties style:font-name="Liberation Serif" fo:font-weight="normal" officeooo:rsid="003cf478" style:font-weight-asian="normal" style:font-weight-complex="normal"/>
    </style:style>
    <style:style style:name="T25" style:family="text">
      <style:text-properties style:font-name="Liberation Serif" fo:font-weight="normal" officeooo:rsid="003e993f" style:font-weight-asian="normal" style:font-weight-complex="normal"/>
    </style:style>
    <style:style style:name="T26" style:family="text">
      <style:text-properties style:font-name="Liberation Serif" officeooo:rsid="00406a3f"/>
    </style:style>
    <style:style style:name="T27" style:family="text">
      <style:text-properties officeooo:rsid="003cf478"/>
    </style:style>
    <style:style style:name="T28" style:family="text">
      <style:text-properties officeooo:rsid="003e993f"/>
    </style:style>
    <style:style style:name="T29" style:family="text">
      <style:text-properties fo:color="#1f1f1f" loext:opacity="100%" style:font-name="Google Sans Text" loext:padding="0cm" loext:border="none"/>
    </style:style>
    <style:style style:name="T30" style:family="text">
      <style:text-properties fo:color="#1f1f1f" loext:opacity="100%" style:font-name="Google Sans Text" fo:font-weight="bold" loext:padding="0cm" loext:border="none"/>
    </style:style>
    <style:style style:name="T31" style:family="text">
      <style:text-properties fo:color="#444746" loext:opacity="100%" style:font-name="Google Sans Text" fo:font-weight="bold" loext:padding="0cm" loext:border="none"/>
    </style:style>
    <style:style style:name="T32" style:family="text">
      <style:text-properties fo:color="#444746" loext:opacity="100%" style:font-name="Google Sans Text" loext:padding="0cm" loext:border="none"/>
    </style:style>
    <style:style style:name="T33" style:family="text">
      <style:text-properties officeooo:rsid="00402a6d"/>
    </style:style>
    <style:style style:name="T34" style:family="text">
      <style:text-properties officeooo:rsid="00406a3f"/>
    </style:style>
    <style:style style:name="T35" style:family="text">
      <style:text-properties officeooo:rsid="0041abb9"/>
    </style:style>
    <style:style style:name="T36" style:family="text">
      <style:text-properties fo:color="#569cd6" loext:opacity="100%" style:font-name="Droid Sans Mono" fo:font-size="10.5pt" fo:font-weight="normal" fo:background-color="#1e1e1e" loext:char-shading-value="0"/>
    </style:style>
    <style:style style:name="T37" style:family="text">
      <style:text-properties fo:color="#569cd6" loext:opacity="100%" style:font-name="Droid Sans Mono" fo:font-size="10.5pt" fo:font-weight="normal" fo:background-color="transparent" loext:char-shading-value="0"/>
    </style:style>
    <style:style style:name="T38" style:family="text">
      <style:text-properties fo:color="#569cd6" loext:opacity="100%" style:font-name="Droid Sans Mono" fo:font-size="10.5pt" fo:font-weight="normal" fo:background-color="transparent" loext:char-shading-value="0"/>
    </style:style>
    <style:style style:name="T39" style:family="text">
      <style:text-properties fo:color="#569cd6" loext:opacity="100%" style:font-name="Droid Sans Mono" fo:font-size="10.5pt" fo:font-weight="bold" fo:background-color="transparent" loext:char-shading-value="0" style:font-weight-asian="bold" style:font-weight-complex="bold"/>
    </style:style>
    <style:style style:name="T40" style:family="text">
      <style:text-properties fo:color="#569cd6" loext:opacity="100%" style:font-name="Liberation Serif" fo:font-size="10.5pt" fo:font-weight="bold" fo:background-color="transparent" loext:char-shading-value="0" style:font-weight-asian="bold" style:font-weight-complex="bold"/>
    </style:style>
    <style:style style:name="T41" style:family="text">
      <style:text-properties fo:color="#569cd6" loext:opacity="100%" style:font-name="Liberation Serif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42" style:family="text">
      <style:text-properties fo:color="#ce9178" loext:opacity="100%" style:font-name="Droid Sans Mono" fo:font-size="10.5pt" fo:font-weight="normal" fo:background-color="#1e1e1e" loext:char-shading-value="0"/>
    </style:style>
    <style:style style:name="T43" style:family="text">
      <style:text-properties fo:color="#ce9178" loext:opacity="100%" style:font-name="Droid Sans Mono" fo:font-size="10.5pt" fo:font-weight="normal" fo:background-color="transparent" loext:char-shading-value="0"/>
    </style:style>
    <style:style style:name="T44" style:family="text">
      <style:text-properties fo:color="#ce9178" loext:opacity="100%" style:font-name="Droid Sans Mono" fo:font-size="10.5pt" fo:font-weight="normal" fo:background-color="transparent" loext:char-shading-value="0"/>
    </style:style>
    <style:style style:name="T45" style:family="text">
      <style:text-properties fo:color="#ce9178" loext:opacity="100%" style:font-name="Droid Sans Mono" fo:font-size="10.5pt" fo:font-weight="bold" fo:background-color="transparent" loext:char-shading-value="0" style:font-weight-asian="bold" style:font-weight-complex="bold"/>
    </style:style>
    <style:style style:name="T46" style:family="text">
      <style:text-properties fo:color="#ce9178" loext:opacity="100%" style:font-name="Liberation Serif" fo:font-size="10.5pt" fo:font-weight="bold" fo:background-color="transparent" loext:char-shading-value="0" style:font-weight-asian="bold" style:font-weight-complex="bold"/>
    </style:style>
    <style:style style:name="T47" style:family="text">
      <style:text-properties fo:color="#ce9178" loext:opacity="100%" style:font-name="Liberation Serif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48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49" style:family="text">
      <style:text-properties fo:color="#d4d4d4" loext:opacity="100%" style:font-name="Droid Sans Mono" fo:font-size="10.5pt" fo:font-weight="normal" fo:background-color="transparent" loext:char-shading-value="0"/>
    </style:style>
    <style:style style:name="T50" style:family="text">
      <style:text-properties fo:color="#d4d4d4" loext:opacity="100%" style:font-name="Droid Sans Mono" fo:font-size="10.5pt" fo:font-weight="normal" fo:background-color="transparent" loext:char-shading-value="0"/>
    </style:style>
    <style:style style:name="T51" style:family="text">
      <style:text-properties fo:color="#d4d4d4" loext:opacity="100%" style:font-name="Droid Sans Mono" fo:font-size="10.5pt" fo:font-weight="bold" fo:background-color="transparent" loext:char-shading-value="0" style:font-weight-asian="bold" style:font-weight-complex="bold"/>
    </style:style>
    <style:style style:name="T52" style:family="text">
      <style:text-properties fo:color="#d4d4d4" loext:opacity="100%" style:font-name="Liberation Serif" fo:font-size="10.5pt" fo:font-weight="bold" fo:background-color="transparent" loext:char-shading-value="0" style:font-weight-asian="bold" style:font-weight-complex="bold"/>
    </style:style>
    <style:style style:name="T53" style:family="text">
      <style:text-properties fo:color="#d4d4d4" loext:opacity="100%" style:font-name="Liberation Serif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54" style:family="text">
      <style:text-properties fo:color="#000000" loext:opacity="100%" style:font-name="Liberation Serif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55" style:family="text">
      <style:text-properties fo:color="#000000" loext:opacity="100%" style:font-name="Liberation Serif" fo:font-size="12pt" fo:font-weight="normal" fo:background-color="transparent" loext:char-shading-value="0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ase <text:span text:style-name="T10">5</text:span> curso python para profesores 2026</text:p>
      <text:p text:style-name="P1"/>
      <text:h text:style-name="Heading_20_1" text:outline-level="1"><text:span text:style-name="T10">Intermezzo</text:span></text:h>
      <text:p text:style-name="Text_20_body"><text:span text:style-name="Source_20_Text"><text:span text:style-name="T1"/></text:span></text:p>
      <text:p text:style-name="P36"><text:span text:style-name="Source_20_Text"><text:span text:style-name="T2">Antes de continuar <text:s/></text:span></text:span><text:span text:style-name="Source_20_Text"><text:span text:style-name="T3">con el videojuego vamos a hablar de enteros, cadenas de caracteres y ficheros.</text:span></text:span></text:p>
      <text:p text:style-name="P36"><text:span text:style-name="Source_20_Text"><text:span text:style-name="T2">Pero ante</text:span></text:span><text:span text:style-name="Source_20_Text"><text:span text:style-name="T3">s </text:span></text:span><text:span text:style-name="Source_20_Text"><text:span text:style-name="T2">vamos a realizar un ejercicio:</text:span></text:span></text:p>
      <text:p text:style-name="P18"><text:span text:style-name="Source_20_Text"><text:span text:style-name="T2">Ejercicio: Utilizando la tabla siguiente</text:span>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2">Librerías python</text:p>
          </table:table-cell>
          <table:table-cell table:style-name="Tabla1.B1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P12">Variables (definiendo el valor inicial y para qué se utilizará)</text:p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3">
          <table:table-cell table:style-name="Tabla1.A2" office:value-type="string">
            <text:p text:style-name="P12">Estructuras de control necesarias</text:p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4">
          <table:table-cell table:style-name="Tabla1.A4" office:value-type="string">
            <text:p text:style-name="P12">Escribe en castellano el algoritmo</text:p>
          </table:table-cell>
          <table:table-cell table:style-name="Tabla1.B4" office:value-type="string">
            <text:p text:style-name="Table_20_Contents"/>
          </table:table-cell>
        </table:table-row>
      </table:table>
      <text:p text:style-name="P18"><text:span text:style-name="Source_20_Text"><text:span text:style-name="T2"/></text:span></text:p>
      <text:p text:style-name="P19"><text:soft-page-break/><text:span text:style-name="Source_20_Text"><text:span text:style-name="T2">Resolvemos el siguiente ejercicio: El programa crear</text:span></text:span><text:span text:style-name="Source_20_Text"><text:span text:style-name="T4">á</text:span></text:span><text:span text:style-name="Source_20_Text"><text:span text:style-name="T2"> un n</text:span></text:span><text:span text:style-name="Source_20_Text"><text:span text:style-name="T4">úmero aleatorio entre 1 y 1000. Se preguntará, un máximo de 5 veces, al usuario por el número. Si el usuario acierta con el número se mostrará un mensaje con el texto “Acertaste el número: X con un total de X intentos”. Si el usuario no acierta con el número se le indicará si su número es mayor o menor que el número mágico. Al terminar el total de intentos se mostrará que el número no ha sido acertado y se mostrará el número mágico. </text:span></text:span></text:p>
      <text:p text:style-name="P19"><text:span text:style-name="Source_20_Text"><text:span text:style-name="T4"/></text:span></text:p>
      <text:h text:style-name="Heading_20_1" text:outline-level="1"><text:span text:style-name="Source_20_Text">Enteros</text:span></text:h>
      <text:p text:style-name="Text_20_body"><text:span text:style-name="Source_20_Text"><text:span text:style-name="T11"/></text:span></text:p>
      <text:p text:style-name="P20"><text:span text:style-name="Source_20_Text"><text:span text:style-name="T13">Vamos a trabajar con los n</text:span></text:span><text:span text:style-name="Source_20_Text"><text:span text:style-name="T14">ú</text:span></text:span><text:span text:style-name="Source_20_Text"><text:span text:style-name="T13">meros enteros. </text:span></text:span><text:span text:style-name="Source_20_Text"><text:span text:style-name="T19">Esos n</text:span></text:span><text:span text:style-name="Source_20_Text"><text:span text:style-name="T15">ú</text:span></text:span><text:span text:style-name="Source_20_Text"><text:span text:style-name="T19">meros que van de ...-2, -1, 0, 1, 2,… ¿Hasta d</text:span></text:span><text:span text:style-name="Source_20_Text"><text:span text:style-name="T15">ón</text:span></text:span><text:span text:style-name="Source_20_Text"><text:span text:style-name="T19">de/cu</text:span></text:span><text:span text:style-name="Source_20_Text"><text:span text:style-name="T15">á</text:span></text:span><text:span text:style-name="Source_20_Text"><text:span text:style-name="T19">ndo?</text:span></text:span></text:p>
      <text:p text:style-name="P20"><text:span text:style-name="Source_20_Text"><text:span text:style-name="T19">Pues en lenguajes de programaci</text:span></text:span><text:span text:style-name="Source_20_Text"><text:span text:style-name="T15">ón</text:span></text:span><text:span text:style-name="Source_20_Text"><text:span text:style-name="T19"> como C (podemos ver el c</text:span></text:span><text:span text:style-name="Source_20_Text"><text:span text:style-name="T15">ód</text:span></text:span><text:span text:style-name="Source_20_Text"><text:span text:style-name="T19">igo en entero.c y entero_largo.c) est</text:span></text:span><text:span text:style-name="Source_20_Text"><text:span text:style-name="T15">á</text:span></text:span><text:span text:style-name="Source_20_Text"><text:span text:style-name="T19"> claro. Si utilizamos un tipo int se utilizan 32 bits: (2</text:span></text:span><text:span text:style-name="Source_20_Text"><text:span text:style-name="T15">^32</text:span></text:span><text:span text:style-name="Source_20_Text"><text:span text:style-name="T19"> / 2) -1 (Hag</text:span></text:span><text:span text:style-name="Source_20_Text"><text:span text:style-name="T15">á</text:span></text:span><text:span text:style-name="Source_20_Text"><text:span text:style-name="T19">moslo en python),</text:span></text:span></text:p>
      <text:p text:style-name="P21"><text:span text:style-name="Source_20_Text"><text:span text:style-name="T19">Si utilizamos long long ahora son 64 bits: (2</text:span></text:span><text:span text:style-name="Source_20_Text"><text:span text:style-name="T15">^64 /2 )-1 (Volvamos a hacerlo en python. ¿Y qué ocurre cuando llegamos a ese valor y sumamos uno. En el caso de C obtiene el número negativo más pequeño que se pueda representar (Observemos la ejecución de los dos códigos de C que se encuentran en la carpeta enteros).</text:span></text:span></text:p>
      <text:p text:style-name="P21"><text:span text:style-name="Source_20_Text"><text:span text:style-name="T15"/></text:span></text:p>
      <text:p text:style-name="P21"><text:span text:style-name="Source_20_Text"><text:span text:style-name="T15">En el caso de python, como casi siempre, la cosa cambia. Aquí no se utilizan </text:span></text:span><text:span text:style-name="Source_20_Text"><text:span text:style-name="T16">4 u 8 bytes. Python los guarda en una especie de cadena de caracteres lo que permite que la cantidad sea tan grande como la memoria RAM que tengamos en el ordenador y no esté siendo utilizada ya por el sistema operativo.</text:span></text:span></text:p>
      <text:p text:style-name="P22"><text:span text:style-name="Source_20_Text"><text:span text:style-name="T16">Reto 1: Contamos la leyenda de los granos de arroz sobre el tablero de ajedrez que muestran el rápido crecimiento exponencial y hacemos el programa que nos muestre el total de granos en todo el tablero.</text:span></text:span></text:p>
      <text:p text:style-name="P23"><text:span text:style-name="Source_20_Text"><text:span text:style-name="T17">Reto 2: Calcula el factorial de 100 y muestra el número resultante y la cantidad de dígitos que tiene ese número. Recuerda que podemos convertir números en cadenas de caracteres con la función str()</text:span></text:span></text:p>
      <text:p text:style-name="P24"><text:span text:style-name="Source_20_Text"><text:span text:style-name="T18">Si el número fuera mayor de </text:span></text:span><text:span text:style-name="Source_20_Text"><text:span text:style-name="T21">4300 dígitos</text:span></text:span><text:span text:style-name="Source_20_Text"><text:span text:style-name="T18"> aparecería el error: </text:span></text:span><text:span text:style-name="Source_20_Text"><text:span text:style-name="T23">ValueError: Exceeds the limit (4300) for integer string conversion; use sys.set_int_max_str_digits() to increase the limit</text:span></text:span><text:span text:style-name="Source_20_Text"><text:span text:style-name="T18"> Te has topado con la </text:span></text:span><text:span text:style-name="Source_20_Text"><text:span text:style-name="T20">"Guardia de Seguridad"</text:span></text:span><text:span text:style-name="Source_20_Text"><text:span text:style-name="T18"> que Python implementó recientemente (a partir de las versiones 3.10.7, 3.11, etc.).</text:span></text:span></text:p>
      <text:p text:style-name="P25">Este error ocurre porque Python, para evitar ataques de denegación de servicio (DoS), pone un límite a cuántos dígitos puede convertir de "número" a "texto" (o viceversa). <text:span text:style-name="T27">P</text:span>rocesar números de millones de dígitos consume muchísima CPU, y Python ahora viene con este freno de mano echado por defecto en <text:span text:style-name="T6">4300 dígitos</text:span>.</text:p>
      <text:p text:style-name="P25"><text:span text:style-name="Source_20_Text"><text:span text:style-name="T18"/></text:span></text:p>
      <text:p text:style-name="P24"><text:span text:style-name="Source_20_Text"><text:span text:style-name="T18">Vamos a explicar la_bestia_exponencial.py. Recemos….</text:span></text:span></text:p>
      <text:p text:style-name="P23"><text:span text:style-name="Source_20_Text"><text:span text:style-name="T17"/></text:span></text:p>
      <text:p text:style-name="P23"><text:soft-page-break/><text:span text:style-name="Source_20_Text"><text:span text:style-name="T17"/></text:span></text:p>
      <text:p text:style-name="P23"><text:span text:style-name="Source_20_Text"><text:span text:style-name="T17"/></text:span></text:p>
      <text:h text:style-name="P3" text:outline-level="1"><text:span text:style-name="Source_20_Text"><text:span text:style-name="T28">String(cadenas de caracteres)</text:span></text:span></text:h>
      <text:p text:style-name="P26"><text:span text:style-name="Source_20_Text"><text:span text:style-name="T24">En Python, un string no es texto plano. Es una secuencia inmutable. ¿Qué significa inmutable? Que una vez creada, no la puedes cambiar. Si quieres modificarla, Python tiene que crear una copia nueva</text:span></text:span><text:span text:style-name="Source_20_Text"><text:span text:style-name="T9">.</text:span></text:span></text:p>
      <text:p text:style-name="P26"><text:span text:style-name="Source_20_Text"><text:span text:style-name="T25">U</text:span></text:span><text:span text:style-name="Source_20_Text"><text:span text:style-name="T24">n String (cadena) y una Lista parecen gemelos: ambos son secuencias, ambos se pueden indexar y ambos se pueden recorrer con un for.</text:span></text:span></text:p>
      <text:p text:style-name="Text_20_body"><text:span text:style-name="Source_20_Text"><text:span text:style-name="T24">Pero </text:span></text:span><text:span text:style-name="Source_20_Text"><text:span text:style-name="T25">existen diferencias</text:span></text:span><text:span text:style-name="Source_20_Text"><text:span text:style-name="T24">:</text:span></text:span></text:p>
      <text:p text:style-name="P26"><text:span text:style-name="Source_20_Text"><text:span text:style-name="T9"/>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P13"><text:span text:style-name="Strong_20_Emphasis"><text:span text:style-name="T29">Característica</text:span></text:span></text:p>
            </table:table-cell>
            <table:table-cell table:style-name="Tabla2.A1" office:value-type="string">
              <text:p text:style-name="P13"><text:span text:style-name="Strong_20_Emphasis"><text:span text:style-name="T29">Strings (str)</text:span></text:span></text:p>
            </table:table-cell>
            <table:table-cell table:style-name="Tabla2.A1" office:value-type="string">
              <text:p text:style-name="P13"><text:span text:style-name="Strong_20_Emphasis"><text:span text:style-name="T29">Listas (list)</text:span></text:span></text:p>
            </table:table-cell>
          </table:table-row>
        </table:table-header-rows>
        <table:table-row>
          <table:table-cell table:style-name="Tabla2.A1" office:value-type="string">
            <text:p text:style-name="P16">Tipo de dato</text:p>
          </table:table-cell>
          <table:table-cell table:style-name="Tabla2.A1" office:value-type="string">
            <text:p text:style-name="P17"><text:span text:style-name="T6">Inmutable</text:span> (No cambia)</text:p>
          </table:table-cell>
          <table:table-cell table:style-name="Tabla2.A1" office:value-type="string">
            <text:p text:style-name="P17"><text:span text:style-name="T6">Mutable</text:span> (Se puede modificar)</text:p>
          </table:table-cell>
        </table:table-row>
        <table:table-row>
          <table:table-cell table:style-name="Tabla2.A1" office:value-type="string">
            <text:p text:style-name="P16">Contenido</text:p>
          </table:table-cell>
          <table:table-cell table:style-name="Tabla2.A1" office:value-type="string">
            <text:p text:style-name="P17">Solo caracteres (Unicode)</text:p>
          </table:table-cell>
          <table:table-cell table:style-name="Tabla2.A1" office:value-type="string">
            <text:p text:style-name="P17">Cualquier objeto (int, str, otras listas)</text:p>
          </table:table-cell>
        </table:table-row>
        <table:table-row>
          <table:table-cell table:style-name="Tabla2.A1" office:value-type="string">
            <text:p text:style-name="P13"><text:span text:style-name="T30">Acceso (</text:span><text:span text:style-name="Source_20_Text"><text:span text:style-name="T31">index</text:span></text:span><text:span text:style-name="T30">)</text:span></text:p>
          </table:table-cell>
          <table:table-cell table:style-name="Tabla2.A1" office:value-type="string">
            <text:p text:style-name="P13"><text:span text:style-name="Source_20_Text"><text:span text:style-name="T32">cadena[0]</text:span></text:span><text:span text:style-name="T29"> (Lectura)</text:span></text:p>
          </table:table-cell>
          <table:table-cell table:style-name="Tabla2.A1" office:value-type="string">
            <text:p text:style-name="P13"><text:span text:style-name="Source_20_Text"><text:span text:style-name="T32">lista[0]</text:span></text:span><text:span text:style-name="T29"> (Lectura)</text:span></text:p>
          </table:table-cell>
        </table:table-row>
        <table:table-row>
          <table:table-cell table:style-name="Tabla2.A1" office:value-type="string">
            <text:p text:style-name="P16">Modificación</text:p>
          </table:table-cell>
          <table:table-cell table:style-name="Tabla2.A1" office:value-type="string">
            <text:p text:style-name="P13"><text:span text:style-name="Source_20_Text"><text:span text:style-name="T32">cadena[0] = 'X'</text:span></text:span><text:span text:style-name="T29"> <text:s/></text:span><text:span text:style-name="T30">(ERROR)</text:span></text:p>
          </table:table-cell>
          <table:table-cell table:style-name="Tabla2.A1" office:value-type="string">
            <text:p text:style-name="P14"><text:span text:style-name="Source_20_Text"><text:span text:style-name="T32">lista[0] = 'X'</text:span></text:span></text:p>
            <text:p text:style-name="P15"><text:span text:style-name="T29"><text:s/></text:span><text:span text:style-name="T30">(OK)</text:span></text:p>
          </table:table-cell>
        </table:table-row>
        <table:table-row>
          <table:table-cell table:style-name="Tabla2.A1" office:value-type="string">
            <text:p text:style-name="P16">Memoria</text:p>
          </table:table-cell>
          <table:table-cell table:style-name="Tabla2.A1" office:value-type="string">
            <text:p text:style-name="P17">Más eficiente para texto</text:p>
          </table:table-cell>
          <table:table-cell table:style-name="Tabla2.A1" office:value-type="string">
            <text:p text:style-name="P17">Más pesada (reserva espacio extra)</text:p>
          </table:table-cell>
        </table:table-row>
      </table:table>
      <text:p text:style-name="P26"><text:span text:style-name="Source_20_Text"><text:span text:style-name="T9"/></text:span></text:p>
      <text:p text:style-name="P26"><text:span text:style-name="Source_20_Text"><text:span text:style-name="T9"/></text:span></text:p>
      <text:h text:style-name="Heading_20_2" text:outline-level="2"><text:span text:style-name="Source_20_Text">Operaciones Avanzadas de Cadenas</text:span></text:h>
      <text:p text:style-name="P25">Para compensar que no podemos cambiarlas directamente, Python nos da un "arsenal" de métodos que devuelven nuevas cadenas transformadas:</text:p>
      <text:list xml:id="list598968082" text:style-name="L13">
        <text:list-item>
          <text:p text:style-name="P27"><text:span text:style-name="T6">Slicing (Rebanado):</text:span> <text:span text:style-name="Source_20_Text">cadena[inicio:fin:paso]</text:span>. Es la forma más potente de extraer trozos.</text:p>
        </text:list-item>
        <text:list-item>
          <text:p text:style-name="P27"><text:span text:style-name="T6">Limpieza:</text:span> <text:span text:style-name="Source_20_Text">.strip()</text:span>, <text:span text:style-name="Source_20_Text">.lstrip()</text:span>, <text:span text:style-name="Source_20_Text">.rstrip()</text:span> para quitar espacios o caracteres molestos. </text:p>
        </text:list-item>
        <text:list-item>
          <text:p text:style-name="P27"><text:span text:style-name="T6">Búsqueda:</text:span> <text:span text:style-name="Source_20_Text">.find()</text:span>, <text:span text:style-name="Source_20_Text">.startswith()</text:span>, <text:span text:style-name="Source_20_Text">.endswith()</text:span>.</text:p>
        </text:list-item>
        <text:list-item>
          <text:p text:style-name="P27"><text:span text:style-name="T6">Transformación:</text:span> <text:span text:style-name="Source_20_Text">.replace("viejo", "nuevo")</text:span>, <text:span text:style-name="Source_20_Text">.upper()</text:span>, <text:span text:style-name="Source_20_Text">.lower()</text:span></text:p>
        </text:list-item>
      </text:list>
      <text:h text:style-name="Heading_20_3" text:outline-level="3"><text:soft-page-break/>Ejercicio de "Cambio" en una cadena</text:h>
      <text:p text:style-name="P25">Como hemos dicho que no se pueden cambiar, ¿cómo lo hacemos en la vida real? Hay tres estrategias clásicas. Imagina que tenemos la palabra <text:span text:style-name="T6">"Pithon"</text:span> y queremos corregirla a <text:span text:style-name="T6">"Python"</text:span>.</text:p>
      <text:h text:style-name="Heading_20_4" text:outline-level="4">Estrategia A: El Reemplazo (La vía rápida)</text:h>
      <text:p text:style-name="P7"><text:span text:style-name="Source_20_Text"><text:span text:style-name="T7">original = "Pithon"</text:span></text:span></text:p>
      <text:p text:style-name="P7"><text:span text:style-name="Source_20_Text"><text:span text:style-name="T7">corregida = original.replace("i", "y")</text:span></text:span></text:p>
      <text:p text:style-name="P8"><text:span text:style-name="Source_20_Text"><text:span text:style-name="T7">print(corregida) # "Python"</text:span></text:span></text:p>
      <text:h text:style-name="Heading_20_4" text:outline-level="4">Estrategia B: Slicing (Cirugía de precisión)</text:h>
      <text:p text:style-name="Text_20_body">Cortamos la cadena antes y después del error y pegamos la pieza nueva.</text:p>
      <text:p text:style-name="P7"><text:span text:style-name="Source_20_Text"><text:span text:style-name="T7">original = "Pithon"</text:span></text:span></text:p>
      <text:p text:style-name="P7"><text:span text:style-name="Source_20_Text"><text:span text:style-name="T7"># [Hasta el índice 1] + "y" + [Desde el índice 2 en adelante]</text:span></text:span></text:p>
      <text:p text:style-name="P7"><text:span text:style-name="Source_20_Text"><text:span text:style-name="T7">corregida = original[:1] + "y" + original[2:]</text:span></text:span></text:p>
      <text:p text:style-name="P8"><text:span text:style-name="Source_20_Text"><text:span text:style-name="T7">print(corregida) # "Python"</text:span></text:span></text:p>
      <text:h text:style-name="Heading_20_4" text:outline-level="4">Estrategia C: Conversión a Lista (El truco del "Paso Intermedio")</text:h>
      <text:p text:style-name="Text_20_body">Esta es la más útil cuando tienes que hacer <text:span text:style-name="T6">muchos cambios</text:span> complejos.</text:p>
      <text:list xml:id="list475533065" text:style-name="L14">
        <text:list-item>
          <text:p text:style-name="P30">Convertimos a lista (que sí es mutable).</text:p>
        </text:list-item>
        <text:list-item>
          <text:p text:style-name="P30">Cambiamos lo que queramos.</text:p>
        </text:list-item>
        <text:list-item>
          <text:p text:style-name="P30">Volvemos a unir con <text:span text:style-name="Source_20_Text">.join()</text:span>. <text:span text:style-name="T33">Ahora vamos a ver qué es esto de JOIN</text:span></text:p>
        </text:list-item>
      </text:list>
      <text:p text:style-name="P7"><text:span text:style-name="Source_20_Text"><text:span text:style-name="T7">original = "Pithon"</text:span></text:span></text:p>
      <text:p text:style-name="P9"/>
      <text:p text:style-name="P7"><text:span text:style-name="Source_20_Text"><text:span text:style-name="T7"># 1. Convertir a lista: ['P', 'i', 't', 'h', 'o', 'n']</text:span></text:span></text:p>
      <text:p text:style-name="P7"><text:span text:style-name="Source_20_Text"><text:span text:style-name="T7">lista_caracteres = list(original)</text:span></text:span></text:p>
      <text:p text:style-name="P9"/>
      <text:p text:style-name="P7"><text:span text:style-name="Source_20_Text"><text:span text:style-name="T7"># 2. Modificar el elemento con libertad</text:span></text:span></text:p>
      <text:p text:style-name="P7"><text:span text:style-name="Source_20_Text"><text:span text:style-name="T7">lista_caracteres[1] = "y"</text:span></text:span></text:p>
      <text:p text:style-name="P9"/>
      <text:p text:style-name="P7"><text:span text:style-name="Source_20_Text"><text:span text:style-name="T7"># 3. Reconstruir el string usando el "Costurero" que vimos antes</text:span></text:span></text:p>
      <text:p text:style-name="P7"><text:span text:style-name="Source_20_Text"><text:span text:style-name="T7">corregida = "".join(lista_caracteres)</text:span></text:span></text:p>
      <text:p text:style-name="P9"/>
      <text:p text:style-name="P8"><text:span text:style-name="Source_20_Text"><text:span text:style-name="T7">print(corregida) # "Python”</text:span></text:span></text:p>
      <text:p text:style-name="P10"><text:span text:style-name="Source_20_Text"><text:span text:style-name="T7"/></text:span></text:p>
      <text:h text:style-name="P4" text:outline-level="2"><text:span text:style-name="Source_20_Text"><text:span text:style-name="T8">Dividir cadenas, unir listas en cadenas</text:span></text:span></text:h>
      <text:h text:style-name="P6" text:outline-level="3"><text:span text:style-name="Source_20_Text">split()</text:span>: El Divisor</text:h>
      <text:p text:style-name="Text_20_body">Este método toma una cadena de texto y la <text:span text:style-name="T6">rompe</text:span> en trozos basándose en un separador que tú elijas. El resultado es siempre una <text:span text:style-name="T6">lista</text:span>.</text:p>
      <text:list xml:id="list3001486704" text:style-name="L23">
        <text:list-item>
          <text:p text:style-name="P31"><text:span text:style-name="T6">Sintaxis:</text:span> <text:span text:style-name="Source_20_Text">cadena.split("separador")</text:span></text:p>
        </text:list-item>
        <text:list-item>
          <text:p text:style-name="P31"><text:span text:style-name="T6">Si no pones separador:</text:span> Por defecto corta por cualquier espacio en blanco (espacios, tabs, saltos de línea).</text:p>
        </text:list-item>
      </text:list>
      <text:p text:style-name="Text_20_body"/>
      <text:p text:style-name="P7"><text:soft-page-break/><text:span text:style-name="Source_20_Text"><text:span text:style-name="T7">data = "manzana,pera,limón"</text:span></text:span></text:p>
      <text:p text:style-name="P7"><text:span text:style-name="Source_20_Text"><text:span text:style-name="T7">frutas = data.split(",") </text:span></text:span></text:p>
      <text:p text:style-name="P8"><text:span text:style-name="Source_20_Text"><text:span text:style-name="T7"># Resultado: ["manzana", "pera", "limón"]</text:span></text:span></text:p>
      <text:h text:style-name="Heading_20_3" text:outline-level="3"><text:span text:style-name="Source_20_Text">join()</text:span>: <text:span text:style-name="T33">La </text:span>Unión</text:h>
      <text:p text:style-name="Text_20_body">Este es el "hermano mayor" de <text:span text:style-name="Source_20_Text">split</text:span>. Toma una <text:span text:style-name="T6">lista</text:span> de cadenas y las une en un solo <text:span text:style-name="T6">string</text:span>.</text:p>
      <text:list xml:id="list1097412476" text:style-name="L24">
        <text:list-item>
          <text:p text:style-name="P32"><text:span text:style-name="T6">Sintaxis:</text:span> <text:span text:style-name="Source_20_Text">"pegamento".join(lista)</text:span></text:p>
        </text:list-item>
        <text:list-item>
          <text:p text:style-name="P32"><text:span text:style-name="T6">Nota importante:</text:span> El método pertenece al "pegamento", no a la lista (un error común <text:span text:style-name="T33">cuando comenzamos con python</text:span>).</text:p>
        </text:list-item>
      </text:list>
      <text:p text:style-name="Text_20_body"/>
      <text:p text:style-name="P7"><text:span text:style-name="Source_20_Text"><text:span text:style-name="T7">lista = ["2026", "02", "07"]</text:span></text:span></text:p>
      <text:p text:style-name="P7"><text:span text:style-name="Source_20_Text"><text:span text:style-name="T7">fecha = "-".join(lista)</text:span></text:span></text:p>
      <text:p text:style-name="P8"><text:span text:style-name="Source_20_Text"><text:span text:style-name="T7"># Resultado: "2026-02-07"</text:span></text:span></text:p>
      <text:h text:style-name="Heading_20_3" text:outline-level="3">Ejercicios de <text:span text:style-name="Source_20_Text">split()</text:span> </text:h>
      <text:p text:style-name="Text_20_body"/>
      <text:list xml:id="list1218778505" text:style-name="L25">
        <text:list-item>
          <text:p text:style-name="P28"><text:span text:style-name="T6">El Extractor de Usuarios:</text:span> Tienes una URL <text:span text:style-name="Source_20_Text">https://github.com/usuario/repositorio</text:span>. Usa <text:span text:style-name="Source_20_Text">split("/")</text:span> para obtener solo el nombre del usuario.</text:p>
        </text:list-item>
        <text:list-item>
          <text:p text:style-name="P28"><text:span text:style-name="T6">Contador de Palabras:</text:span> Pide una frase al usuario y usa <text:span text:style-name="Source_20_Text">split()</text:span> para contar cuántas palabras tiene (calculando la longitud de la lista resultante).</text:p>
        </text:list-item>
        <text:list-item>
          <text:p text:style-name="P28"><text:span text:style-name="T6">Limpieza de CSV:</text:span> Tienes la línea <text:span text:style-name="Source_20_Text">Juan;Pérez;25;Madrid</text:span>. Separa los datos para obtener una lista con el nombre, apellido, edad y ciudad.</text:p>
        </text:list-item>
        <text:list-item>
          <text:p text:style-name="P28"><text:span text:style-name="T6">Extensión de Archivo:</text:span> Dado un nombre de archivo como <text:span text:style-name="Source_20_Text">foto_vacaciones.png</text:span>, obtén solo la extensión (<text:span text:style-name="Source_20_Text">png </text:span><text:span text:style-name="Source_20_Text"><text:span text:style-name="T33">en este ejemplo</text:span></text:span>) usando el punto como separador.</text:p>
        </text:list-item>
        <text:list-item>
          <text:p text:style-name="P28"><text:span text:style-name="T6">El Hack de las IPs:</text:span> Tienes una dirección IP <text:span text:style-name="Source_20_Text">192.168.1.10</text:span>. Sepárala en sus 4 octetos y guarda el último número en una variable.</text:p>
        </text:list-item>
      </text:list>
      <text:h text:style-name="Heading_20_3" text:outline-level="3">Ejercicios de <text:span text:style-name="Source_20_Text">join()</text:span> (El Pegamento)</text:h>
      <text:list xml:id="list65066276" text:style-name="L26">
        <text:list-item>
          <text:p text:style-name="P33"><text:span text:style-name="T6">Formateador de Nombres:</text:span> Tienes una lista <text:span text:style-name="Source_20_Text">["perez", "garcia", "juan"]</text:span>. Únelas con un espacio para formar el nombre completo.</text:p>
        </text:list-item>
        <text:list-item>
          <text:p text:style-name="P33"><text:span text:style-name="T6">Generador de Rutas:</text:span> Tienes una lista de carpetas <text:span text:style-name="Source_20_Text">["C:", "Users", "Admin", "Documents"]</text:span>. Únelas usando la barra invertida <text:span text:style-name="Source_20_Text">\</text:span> para crear una ruta de directorio.</text:p>
        </text:list-item>
        <text:list-item>
          <text:p text:style-name="P33"><text:span text:style-name="T6">De Lista a Oración:</text:span> Convierte la lista <text:span text:style-name="Source_20_Text">["Python", "es", "genial"]</text:span> en una frase que termine con un punto.</text:p>
        </text:list-item>
        <text:list-item>
          <text:p text:style-name="P33"><text:span text:style-name="T6">Creador de Etiquetas (Hashtags):</text:span> Tienes una lista de palabras clave <text:span text:style-name="Source_20_Text">["python", "code", "learn"]</text:span>. Únelas de modo que queden así: <text:span text:style-name="Source_20_Text">#python #code #learn</text:span> </text:p>
        </text:list-item>
        <text:list-item>
          <text:p text:style-name="P33">Toma una lista de caracteres de una contraseña (ej: <text:span text:style-name="Source_20_Text">['a', '1', 'b', '2']</text:span>) y únelos sin ningún separador (pegamento vacío <text:span text:style-name="Source_20_Text">""</text:span>) para mostrar la cadena final.</text:p>
        </text:list-item>
      </text:list>
      <text:h text:style-name="Heading_20_3" text:outline-level="3"><text:soft-page-break/>Un truco extra: "Limpiar y Reconstruir"</text:h>
      <text:p text:style-name="Text_20_body">A veces usamos los dos juntos <text:span text:style-name="T34">(join y split)</text:span> para "normalizar" un texto. Por ejemplo, para quitar todos los espacios extra de una frase:</text:p>
      <text:p text:style-name="P7"><text:span text:style-name="Source_20_Text"><text:span text:style-name="T7">frase_fea = " <text:s/>Python <text:s text:c="3"/>es <text:s text:c="4"/>muy <text:s text:c="4"/>divertido <text:s/>"</text:span></text:span></text:p>
      <text:p text:style-name="P7"><text:span text:style-name="Source_20_Text"><text:span text:style-name="T7"># Cortamos por cualquier espacio y volvemos a unir con uno solo</text:span></text:span></text:p>
      <text:p text:style-name="P7"><text:span text:style-name="Source_20_Text"><text:span text:style-name="T7">frase_limpia = " ".join(frase_fea.split())</text:span></text:span></text:p>
      <text:p text:style-name="P8"><text:span text:style-name="Source_20_Text"><text:span text:style-name="T7">print(frase_limpia) # "Python es muy divertido"</text:span></text:span></text:p>
      <text:h text:style-name="P5" text:outline-level="2"><text:span text:style-name="Source_20_Text"><text:span text:style-name="T35">f-string</text:span></text:span></text:h>
      <text:p text:style-name="P29"><text:span text:style-name="Source_20_Text"><text:span text:style-name="T26">Las </text:span></text:span><text:span text:style-name="Source_20_Text"><text:span text:style-name="T22">f-strings</text:span></text:span><text:span text:style-name="Source_20_Text"><text:span text:style-name="T12"> (Formatted String Literals) son la forma más moderna, rápida y legible de insertar variables o expresiones dentro de una cadena de texto en Python. Aparecieron en la versión 3.6 y desde entonces son el estándar.</text:span></text:span></text:p>
      <text:p text:style-name="Text_20_body">Para usarlas, solo tienes que poner una <text:span text:style-name="Source_20_Text"><text:span text:style-name="T6">f</text:span></text:span> justo antes de las comillas de apertura. A partir de ahí, cualquier cosa que pongas dentro de llaves <text:span text:style-name="Source_20_Text">{}</text:span> será ejecutada por Python.</text:p>
      <text:h text:style-name="Heading_20_3" text:outline-level="3">Sintaxis Básica</text:h>
      <text:p text:style-name="P7"><text:span text:style-name="Source_20_Text"><text:span text:style-name="T7">nombre = "Neo"</text:span></text:span></text:p>
      <text:p text:style-name="P7"><text:span text:style-name="Source_20_Text"><text:span text:style-name="T7">pildora = "Roja"</text:span></text:span></text:p>
      <text:p text:style-name="P9"/>
      <text:p text:style-name="P7"><text:span text:style-name="Source_20_Text"><text:span text:style-name="T7"># Así de fácil:</text:span></text:span></text:p>
      <text:p text:style-name="P8"><text:span text:style-name="Source_20_Text"><text:span text:style-name="T7">print(f"Bienvenido, {nombre}. Has elegido la píldora {pildora}.")</text:span></text:span></text:p>
      <text:h text:style-name="Heading_20_3" text:outline-level="3">¿Qué puedes poner dentro de las llaves?</text:h>
      <text:p text:style-name="Text_20_body">Casi cualquier cosa que sea una expresión válida en Python:</text:p>
      <text:list xml:id="list4180264944" text:style-name="L27">
        <text:list-item>
          <text:p text:style-name="P34"><text:span text:style-name="T6">Matemáticas:</text:span> <text:span text:style-name="Source_20_Text">f"El doble de 10 es {10 * 2}"</text:span></text:p>
        </text:list-item>
        <text:list-item>
          <text:p text:style-name="P34"><text:span text:style-name="T6">Llamadas a funciones:</text:span> <text:span text:style-name="Source_20_Text">f"Tu nombre en mayúsculas es {nombre.upper()}"</text:span></text:p>
        </text:list-item>
        <text:list-item>
          <text:p text:style-name="P34"><text:span text:style-name="T6">Condicionales (Ternarios):</text:span> <text:span text:style-name="Source_20_Text">f"Acceso {'Permitido' if nivel &gt; 10 else 'Denegado'}"</text:span></text:p>
        </text:list-item>
      </text:list>
      <text:h text:style-name="Heading_20_3" text:outline-level="3">Formateo de números (Potencia pura)</text:h>
      <text:p text:style-name="Text_20_body">Las f-strings permiten controlar cómo se ven los números sin necesidad de redondear manualmente:</text:p>
      <text:list xml:id="list994315916" text:style-name="L28">
        <text:list-item>
          <text:p text:style-name="P35"><text:span text:style-name="T6">Decimales:</text:span> <text:span text:style-name="Source_20_Text">f"{3.14159:.2f}"</text:span> → <text:span text:style-name="Source_20_Text">3.14</text:span> (limita a 2 decimales).</text:p>
        </text:list-item>
        <text:list-item>
          <text:p text:style-name="P11"><text:span text:style-name="T6">Separador de miles:</text:span> <text:span text:style-name="Source_20_Text">f"{1000000:,}"</text:span> → <text:span text:style-name="Source_20_Text">1,000,000</text:span>. <text:span text:style-name="T35">¿Podrías explicar ahora la siguiente línea que vimos en la leyenda_de_ajedrez.py: </text:span><text:span text:style-name="T54">f"{total_granos:,}".replace(",", ".")</text:span><text:span text:style-name="T55">?</text:span></text:p>
        </text:list-item>
        <text:list-item>
          <text:p text:style-name="P35"><text:span text:style-name="T6">Porcentajes:</text:span> <text:span text:style-name="Source_20_Text">f"{0.85:.1%}"</text:span> → <text:span text:style-name="Source_20_Text">85.0%</text:span>.</text:p>
        </text:list-item>
      </text:list>
      <text:p text:style-name="P29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"/>
    <style:font-face style:name="Droid Sans Mono1" svg:font-family="'Droid Sans Mono', monospace, monospac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3T19:04:16.888294513</meta:creation-date>
    <dc:date>2026-02-07T19:36:01.723905750</dc:date>
    <meta:editing-duration>PT3H22M7S</meta:editing-duration>
    <meta:editing-cycles>32</meta:editing-cycles>
    <meta:generator>LibreOffice/7.3.7.2$Linux_X86_64 LibreOffice_project/30$Build-2</meta:generator>
    <meta:document-statistic meta:table-count="2" meta:image-count="0" meta:object-count="0" meta:page-count="6" meta:paragraph-count="125" meta:word-count="1455" meta:character-count="9035" meta:non-whitespace-character-count="7711"/>
  </office:meta>
</office:document-meta>
</file>